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TC" svg:font-family="Noto Serif TC" style:font-family-generic="roman" style:font-pitch="variable" svg:panose-1="2 2 2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TC" svg:font-family="Noto Sans TC" style:font-family-generic="swiss" style:font-pitch="variable" svg:panose-1="2 11 2 0 0 0 0 0 0 0"/>
    <style:font-face style:name="Mangal" svg:font-family="Mangal" style:font-family-generic="roman" style:font-pitch="variable" svg:panose-1="0 0 4 0 0 0 0 0 0 0"/>
    <style:font-face style:name="Roboto" svg:font-family="Roboto" style:font-family-generic="system" style:font-pitch="variable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Standard" style:family="paragraph">
      <style:text-properties fo:font-size="16pt" style:font-size-asian="16pt" style:font-size-complex="16pt"/>
    </style:style>
    <style:style style:name="P3" style:parent-style-name="內文" style:family="paragraph">
      <style:paragraph-properties fo:widows="2" fo:orphans="2" style:vertical-align="auto" fo:background-color="#F0F4F9"/>
      <style:text-properties style:font-name="Roboto" style:font-name-asian="新細明體" style:font-name-complex="新細明體" fo:color="#444746" fo:letter-spacing="0.002in" style:letter-kerning="false" fo:font-size="16pt" style:font-size-asian="16pt" style:font-size-complex="16pt" style:language-complex="ar" style:country-complex="SA" fo:hyphenate="true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GMAIL帳號密碼</text:p>
      <text:p text:style-name="P2"/>
      <text:p text:style-name="P3">linhwapost@gmail.com</text:p>
      <text:p text:style-name="P4">iaef2202@love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TC" svg:font-family="Noto Serif TC" style:font-family-generic="roman" style:font-pitch="variable" svg:panose-1="2 2 2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TC" svg:font-family="Noto Sans TC" style:font-family-generic="swiss" style:font-pitch="variable" svg:panose-1="2 11 2 0 0 0 0 0 0 0"/>
    <style:font-face style:name="Mangal" svg:font-family="Mangal" style:font-family-generic="roman" style:font-pitch="variable" svg:panose-1="0 0 4 0 0 0 0 0 0 0"/>
    <style:font-face style:name="Roboto" svg:font-family="Roboto" style:font-family-generic="system" style:font-pitch="variable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Noto Serif T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T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style:font-name-complex="Mangal"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style:font-name-complex="Mangal" fo:font-size="10pt" style:font-size-asian="10pt" style:font-size-complex="9pt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未解析的提及" style:display-name="未解析的提及" style:family="text" style:parent-style-name="預設段落字型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user</dc:creator>
    <meta:creation-date>2026-03-19T23:42:00Z</meta:creation-date>
    <dc:date>2026-03-25T06:09:00Z</dc:date>
    <meta:template xlink:href="Normal.dotm" xlink:type="simple"/>
    <meta:editing-cycles>11</meta:editing-cycles>
    <meta:editing-duration>PT4380S</meta:editing-duration>
    <meta:document-statistic meta:page-count="1" meta:paragraph-count="1" meta:word-count="7" meta:character-count="52" meta:row-count="1" meta:non-whitespace-character-count="46"/>
  </office:meta>
</office:document-meta>
</file>